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Noto Sans" svg:font-family="'Noto Sans'" style:font-family-generic="swiss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Noto Serif SC" svg:font-family="'Noto Serif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Noto Sans" svg:font-family="'Noto Sans'" style:font-family-generic="swiss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rlito" fo:font-size="12pt" fo:language="en" fo:country="US" style:letter-kerning="true" style:font-name-asian="Noto Serif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rlito" fo:font-size="12pt" fo:language="en" fo:country="US" style:letter-kerning="true" style:font-name-asian="Noto Serif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rlito1" fo:font-family="Carlito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3:25:05.210520571</meta:creation-date>
    <dc:date>2025-11-04T13:25:09.650308966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Collabora_Office/24.04.5.2$Linux_X86_64 LibreOffice_project/ff487ed943d5c291a0b3f6c6ba170ba699a786d3</meta:generator>
  </office:meta>
</office:document-meta>
</file>